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imesNewRoman" svg:font-family="TimesNewRoman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 fo:text-align="center"/>
      <style:text-properties style:font-name="Arial Narrow" style:font-name-complex="Arial Narrow" fo:font-weight="bold" style:font-weight-asian="bold" fo:text-transform="uppercase" fo:letter-spacing="0.0416in"/>
    </style:style>
    <style:style style:name="P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/>
      <style:text-properties style:font-name="Arial Narrow" style:font-name-complex="Arial Narrow" fo:font-weight="bold" style:font-weight-asian="bold" fo:font-size="16pt" style:font-size-asian="16pt"/>
    </style:style>
    <style:style style:name="P3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6pt" style:font-size-asian="16pt"/>
    </style:style>
    <style:style style:name="P4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4pt" style:font-size-asian="14pt"/>
    </style:style>
    <style:style style:name="P5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1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2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3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4" style:parent-style-name="Standard" style:family="paragraph">
      <style:paragraph-properties fo:text-align="center"/>
      <style:text-properties style:font-name="Arial Narrow" style:font-name-complex="Arial Narrow" fo:font-weight="bold" style:font-weight-asian="bold"/>
    </style:style>
    <style:style style:name="P15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style:font-name="Arial Narrow" style:font-name-complex="Arial Narrow" fo:font-weight="bold" style:font-weight-asian="bold" fo:font-style="italic" style:font-style-asian="italic" style:font-size-complex="20pt"/>
    </style:style>
    <style:style style:name="P17" style:parent-style-name="Standard" style:family="paragraph">
      <style:paragraph-properties fo:text-align="center"/>
      <style:text-properties style:font-name="Arial Narrow" style:font-name-complex="Arial Narrow" fo:font-weight="bold" style:font-weight-asian="bold" style:font-style-complex="italic" fo:font-size="14pt" style:font-size-asian="14pt" style:font-size-complex="14pt"/>
    </style:style>
    <style:style style:name="P18" style:parent-style-name="Heading2" style:family="paragraph">
      <style:paragraph-properties fo:text-align="center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weight="normal" style:font-weight-asian="normal" style:font-weight-complex="normal" fo:font-size="12pt" style:font-size-asian="12pt" style:font-size-complex="12pt"/>
    </style:style>
    <style:style style:name="TableColumn22" style:family="table-column">
      <style:table-column-properties style:column-width="2.2305in" style:use-optimal-column-width="false"/>
    </style:style>
    <style:style style:name="TableColumn23" style:family="table-column">
      <style:table-column-properties style:column-width="2.2312in" style:use-optimal-column-width="false"/>
    </style:style>
    <style:style style:name="TableColumn24" style:family="table-column">
      <style:table-column-properties style:column-width="2.2312in" style:use-optimal-column-width="false"/>
    </style:style>
    <style:style style:name="Table21" style:family="table">
      <style:table-properties style:width="6.693in" fo:margin-left="0.0381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8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="0.0069in solid #000000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69in solid #000000" fo:border-bottom="0.0069in solid #000000" fo:border-right="none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69in solid #000000" fo:border-bottom="0.0069in solid #000000" fo:border-right="0.0069in solid #000000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P60" style:parent-style-name="Textbody" style:family="paragraph">
      <style:paragraph-properties fo:text-align="center"/>
    </style:style>
    <style:style style:name="P61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2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3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64" style:parent-style-name="Textbody" style:family="paragraph">
      <style:text-properties style:font-name="Arial Narrow" fo:font-weight="bold" style:font-weight-asian="bold" style:font-weight-complex="bold"/>
    </style:style>
    <style:style style:name="P65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66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67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68" style:parent-style-name="Textbody" style:family="paragraph">
      <style:text-properties style:font-name="Arial Narrow" fo:font-weight="bold" style:font-weight-asian="bold" style:font-weight-complex="bold"/>
    </style:style>
    <style:style style:name="P69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70" style:parent-style-name="BodyText" style:family="paragraph">
      <style:paragraph-properties fo:text-align="justify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71" style:parent-style-name="BodyText" style:family="paragraph">
      <style:paragraph-properties fo:text-align="justify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2" style:parent-style-name="BodyText" style:family="paragraph">
      <style:paragraph-properties fo:text-align="justify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3" style:parent-style-name="BodyText" style:family="paragraph">
      <style:paragraph-properties fo:text-align="justify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4" style:parent-style-name="BodyText" style:family="paragraph">
      <style:paragraph-properties fo:text-align="justify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5" style:parent-style-name="BodyText" style:family="paragraph">
      <style:paragraph-properties fo:text-align="justify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6" style:parent-style-name="BodyText" style:family="paragraph">
      <style:paragraph-properties fo:text-align="justify" fo:margin-bottom="0.1666in" fo:line-height="150%" fo:margin-left="0.2479in" fo:text-indent="-0.2479in">
        <style:tab-stops>
          <style:tab-stop style:type="left" style:position="5.502in"/>
          <style:tab-stop style:type="right" style:position="5.8555in"/>
        </style:tab-stops>
      </style:paragraph-properties>
      <style:text-properties style:font-name="Times New Roman" fo:font-size="12pt" style:font-size-asian="12pt"/>
    </style:style>
    <style:style style:name="P77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78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79" style:parent-style-name="Textbody" style:family="paragraph">
      <style:text-properties style:font-name="Arial Narrow" fo:font-weight="bold" style:font-weight-asian="bold" style:font-weight-complex="bold"/>
    </style:style>
    <style:style style:name="P80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1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2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3" style:parent-style-name="Textbody" style:family="paragraph">
      <style:text-properties style:font-name="Arial Narrow" fo:font-weight="bold" style:font-weight-asian="bold" style:font-weight-complex="bold"/>
    </style:style>
    <style:style style:name="P84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5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6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87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88" style:parent-style-name="Textbody" style:family="paragraph">
      <style:text-properties style:font-name="Arial Narrow" fo:font-weight="bold" style:font-weight-asian="bold" style:font-weight-complex="bold"/>
    </style:style>
    <style:style style:name="P89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0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1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2" style:parent-style-name="Textbody" style:family="paragraph">
      <style:text-properties style:font-name="Arial Narrow" fo:font-weight="bold" style:font-weight-asian="bold" style:font-weight-complex="bold" fo:font-size="13pt" style:font-size-asian="13pt" style:font-size-complex="13pt"/>
    </style:style>
    <style:style style:name="P93" style:parent-style-name="Textbody" style:family="paragraph">
      <style:text-properties style:font-name="Arial Narrow" fo:font-weight="bold" style:font-weight-asian="bold" style:font-weight-complex="bold"/>
    </style:style>
    <style:style style:name="P94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5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6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P97" style:parent-style-name="BodyText" style:family="paragraph">
      <style:paragraph-properties fo:text-align="justify" fo:margin-bottom="0.1666in" fo:line-height="150%" fo:text-indent="0.3937in">
        <style:tab-stops>
          <style:tab-stop style:type="left" style:position="5.75in"/>
          <style:tab-stop style:type="right" style:position="6.1034in"/>
        </style:tab-stops>
      </style:paragraph-properties>
      <style:text-properties style:font-name="Times New Roman" fo:font-size="12pt" style:font-size-asian="12pt"/>
    </style:style>
    <style:style style:name="T98" style:parent-style-name="DefaultParagraphFont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style:font-name="Arial Narrow" fo:font-weight="bold" style:font-weight-asian="bold" fo:font-size="13pt" style:font-size-asian="13pt" style:font-size-complex="13pt"/>
    </style:style>
    <style:style style:name="P100" style:parent-style-name="Standard" style:family="paragraph">
      <style:text-properties style:font-name="Arial Narrow" fo:font-weight="bold" style:font-weight-asian="bold" fo:font-size="14pt" style:font-size-asian="14pt" style:font-size-complex="14pt"/>
    </style:style>
    <style:style style:name="P101" style:parent-style-name="Textbody" style:family="paragraph">
      <style:paragraph-properties fo:margin-left="0.2479in" fo:text-indent="-0.2479in">
        <style:tab-stops/>
      </style:paragraph-properties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P104" style:parent-style-name="Textbody" style:family="paragraph">
      <style:paragraph-properties fo:margin-left="0.2479in" fo:text-indent="-0.2479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font-style="italic" style:font-style-asian="italic" style:font-style-complex="italic" fo:language="en" fo:country="US"/>
    </style:style>
    <style:style style:name="T108" style:parent-style-name="DefaultParagraphFont" style:family="text">
      <style:text-properties fo:language="en" fo:country="US"/>
    </style:style>
    <style:style style:name="P109" style:parent-style-name="Textbody" style:family="paragraph">
      <style:paragraph-properties fo:margin-left="0.2479in" fo:text-indent="-0.2479in">
        <style:tab-stops/>
      </style:paragraph-properties>
    </style:style>
    <style:style style:name="T110" style:parent-style-name="DefaultParagraphFont" style:family="text">
      <style:text-properties fo:font-weight="bold" style:font-weight-asian="bold"/>
    </style:style>
    <style:style style:name="T111" style:parent-style-name="DefaultParagraphFont" style:family="text">
      <style:text-properties fo:font-style="italic" style:font-style-asian="italic" style:font-style-complex="italic" fo:language="en" fo:country="US"/>
    </style:style>
    <style:style style:name="T112" style:parent-style-name="DefaultParagraphFont" style:family="text">
      <style:text-properties fo:language="en" fo:country="US"/>
    </style:style>
    <style:style style:name="P113" style:parent-style-name="Textbody" style:family="paragraph">
      <style:paragraph-properties fo:margin-left="0.2479in" fo:text-indent="-0.2479in">
        <style:tab-stops/>
      </style:paragraph-properties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fo:font-style="italic" style:font-style-asian="italic" style:font-style-complex="italic"/>
    </style:style>
    <style:style style:name="P117" style:parent-style-name="Textbody" style:family="paragraph">
      <style:paragraph-properties fo:margin-left="0.2479in" fo:text-indent="-0.2479in">
        <style:tab-stops/>
      </style:paragraph-properties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P120" style:parent-style-name="Textbody" style:family="paragraph">
      <style:paragraph-properties fo:margin-left="0.2479in" fo:text-indent="-0.2479in">
        <style:tab-stops/>
      </style:paragraph-properties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Textbody" style:family="paragraph">
      <style:paragraph-properties fo:margin-left="0.2479in" fo:text-indent="-0.2479in">
        <style:tab-stops/>
      </style:paragraph-properties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P125" style:parent-style-name="Textbody" style:family="paragraph">
      <style:paragraph-properties fo:margin-left="0.2479in" fo:text-indent="-0.2479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style="italic" style:font-style-asian="italic" style:font-style-complex="italic" fo:language="en" fo:country="US"/>
    </style:style>
    <style:style style:name="T128" style:parent-style-name="DefaultParagraphFont" style:family="text">
      <style:text-properties fo:language="en" fo:country="US"/>
    </style:style>
    <style:style style:name="P129" style:parent-style-name="Textbody" style:family="paragraph">
      <style:paragraph-properties fo:margin-left="0.2479in" fo:text-indent="-0.2479in">
        <style:tab-stops/>
      </style:paragraph-properties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P133" style:parent-style-name="Textbody" style:family="paragraph">
      <style:paragraph-properties fo:margin-left="0.2479in" fo:text-indent="-0.2479in">
        <style:tab-stops/>
      </style:paragraph-properties>
    </style:style>
    <style:style style:name="T134" style:parent-style-name="DefaultParagraphFont" style:family="text">
      <style:text-properties fo:font-weight="bold" style:font-weight-asian="bold"/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P136" style:parent-style-name="Textbody" style:family="paragraph">
      <style:paragraph-properties fo:margin-left="0.2479in" fo:text-indent="-0.2479in">
        <style:tab-stops/>
      </style:paragraph-properties>
    </style:style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P139" style:parent-style-name="Textbody" style:family="paragraph">
      <style:paragraph-properties fo:margin-left="0.2479in" fo:text-indent="-0.2479in">
        <style:tab-stops/>
      </style:paragraph-properties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P141" style:parent-style-name="Textbody" style:family="paragraph">
      <style:paragraph-properties fo:margin-left="0.2479in" fo:text-indent="-0.2479in">
        <style:tab-stops/>
      </style:paragraph-properties>
    </style:style>
    <style:style style:name="T142" style:parent-style-name="DefaultParagraphFont" style:family="text">
      <style:text-properties fo:font-weight="bold" style:font-weight-asian="bold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P144" style:parent-style-name="Textbody" style:family="paragraph">
      <style:paragraph-properties fo:margin-left="0.2479in" fo:text-indent="-0.2479in">
        <style:tab-stops/>
      </style:paragraph-properties>
    </style:style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style="italic" style:font-style-asian="italic" style:font-style-complex="italic"/>
    </style:style>
    <style:style style:name="T147" style:parent-style-name="DefaultParagraphFont" style:family="text">
      <style:text-properties style:font-name="Arial Narrow" fo:font-weight="bold" style:font-weight-asian="bold" style:font-weight-complex="bold" fo:font-size="13pt" style:font-size-asian="13pt" style:font-size-complex="13pt"/>
    </style:style>
    <style:style style:name="T148" style:parent-style-name="DefaultParagraphFont" style:family="text">
      <style:text-properties style:font-name="Arial Narrow" fo:font-weight="bold" style:font-weight-asian="bold" fo:font-size="13pt" style:font-size-asian="13pt" style:font-size-complex="13pt"/>
    </style:style>
    <style:style style:name="P149" style:parent-style-name="Standard" style:family="paragraph">
      <style:text-properties style:font-name="Arial Narrow" fo:font-weight="bold" style:font-weight-asian="bold"/>
    </style:style>
    <style:style style:name="P150" style:parent-style-name="Textbody" style:family="paragraph">
      <style:paragraph-properties fo:margin-left="0.2479in" fo:text-indent="-0.2479in">
        <style:tab-stops/>
      </style:paragraph-properties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Textbody" style:family="paragraph">
      <style:paragraph-properties fo:margin-left="0.2479in" fo:text-indent="-0.2479in">
        <style:tab-stops/>
      </style:paragraph-properties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style="italic" style:font-style-asian="italic" style:font-style-complex="italic" fo:language="en" fo:country="US"/>
    </style:style>
    <style:style style:name="T155" style:parent-style-name="DefaultParagraphFont" style:family="text">
      <style:text-properties fo:language="en" fo:country="US"/>
    </style:style>
    <style:style style:name="T156" style:parent-style-name="DefaultParagraphFont" style:family="text">
      <style:text-properties fo:language="en" fo:country="US"/>
    </style:style>
    <style:style style:name="P157" style:parent-style-name="Textbody" style:family="paragraph">
      <style:paragraph-properties fo:margin-left="0.2479in" fo:text-indent="-0.2479in">
        <style:tab-stops/>
      </style:paragraph-properties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font-style="italic" style:font-style-asian="italic" style:font-style-complex="italic" fo:language="en" fo:country="US"/>
    </style:style>
    <style:style style:name="T162" style:parent-style-name="DefaultParagraphFont" style:family="text">
      <style:text-properties fo:language="en" fo:country="US"/>
    </style:style>
    <style:style style:name="P163" style:parent-style-name="Textbody" style:family="paragraph">
      <style:paragraph-properties fo:margin-left="0.2479in" fo:text-indent="-0.2479in">
        <style:tab-stops/>
      </style:paragraph-properties>
    </style:style>
    <style:style style:name="T164" style:parent-style-name="DefaultParagraphFont" style:family="text">
      <style:text-properties fo:font-weight="bold" style:font-weight-asian="bold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font-style="italic" style:font-style-asian="italic" style:font-style-complex="italic" fo:language="en" fo:country="US"/>
    </style:style>
    <style:style style:name="T167" style:parent-style-name="DefaultParagraphFont" style:family="text">
      <style:text-properties fo:language="en" fo:country="US"/>
    </style:style>
    <style:style style:name="P168" style:parent-style-name="Textbody" style:family="paragraph">
      <style:paragraph-properties fo:margin-left="0.2479in" fo:text-indent="-0.2479in">
        <style:tab-stops/>
      </style:paragraph-properties>
    </style:style>
    <style:style style:name="T169" style:parent-style-name="DefaultParagraphFont" style:family="text">
      <style:text-properties fo:font-weight="bold" style:font-weight-asian="bold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P171" style:parent-style-name="Textbody" style:family="paragraph">
      <style:paragraph-properties fo:margin-left="0.2479in" fo:text-indent="-0.2479in">
        <style:tab-stops/>
      </style:paragraph-properties>
    </style:style>
    <style:style style:name="T172" style:parent-style-name="DefaultParagraphFont" style:family="text">
      <style:text-properties fo:font-weight="bold" style:font-weight-asian="bold"/>
    </style:style>
    <style:style style:name="T173" style:parent-style-name="DefaultParagraphFont" style:family="text">
      <style:text-properties fo:font-style="italic" style:font-style-asian="italic" style:font-style-complex="italic" fo:language="en" fo:country="US"/>
    </style:style>
    <style:style style:name="T174" style:parent-style-name="DefaultParagraphFont" style:family="text">
      <style:text-properties fo:language="en" fo:country="US"/>
    </style:style>
    <style:style style:name="P175" style:parent-style-name="Textbody" style:family="paragraph">
      <style:paragraph-properties fo:margin-left="0.2479in" fo:text-indent="-0.2479in">
        <style:tab-stops/>
      </style:paragraph-properties>
    </style:style>
    <style:style style:name="T176" style:parent-style-name="DefaultParagraphFont" style:family="text">
      <style:text-properties fo:font-weight="bold" style:font-weight-asian="bold"/>
    </style:style>
    <style:style style:name="T177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Politechnika <text:s/>Świętokrzyska</text:p>
      <text:p text:style-name="P2">Wydział Elektrotechniki, Automatyki i Informatyki</text:p>
      <text:p text:style-name="P3"/>
      <text:p text:style-name="P4"/>
      <text:p text:style-name="P5"/>
      <text:p text:style-name="P6">Maksymilian Sowula</text:p>
      <text:p text:style-name="P7">Paweł Marek</text:p>
      <text:p text:style-name="P8">Jakub Szczur</text:p>
      <text:p text:style-name="P9">Daniel Cieślak</text:p>
      <text:p text:style-name="P10">Numer grupy dziekańskiej: 1ID21A</text:p>
      <text:p text:style-name="P11"/>
      <text:p text:style-name="P12"/>
      <text:p text:style-name="P13"/>
      <text:p text:style-name="P14"/>
      <text:p text:style-name="P15">Wypożyczalnia płyt DVD</text:p>
      <text:p text:style-name="P16"/>
      <text:p text:style-name="P17">Inteligentne Usługi Informacyjne –<text:s/>Projek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2" text:outline-level="2">1. Skład zespołu oraz podział prac</text:h>
      <text:h text:style-name="P18" text:outline-level="2"><text:span text:style-name="T19">Tabela 1.1.<text:s/></text:span><text:span text:style-name="T20">Skład zespołu oraz procentowy podział prac</text:span></text:h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Członek zespołu</text:p>
          </table:table-cell>
          <table:table-cell table:style-name="TableCell28">
            <text:p text:style-name="P29">Wykonywana praca</text:p>
          </table:table-cell>
          <table:table-cell table:style-name="TableCell30">
            <text:p text:style-name="P31">Udział procentowy</text:p>
          </table:table-cell>
        </table:table-row>
        <table:table-row table:style-name="TableRow32">
          <table:table-cell table:style-name="TableCell33">
            <text:p text:style-name="P34">Maksymilian Sowula</text:p>
          </table:table-cell>
          <table:table-cell table:style-name="TableCell35">
            <text:p text:style-name="P36">Backend, Testy</text:p>
          </table:table-cell>
          <table:table-cell table:style-name="TableCell37">
            <text:p text:style-name="P38">25%</text:p>
          </table:table-cell>
        </table:table-row>
        <table:table-row table:style-name="TableRow39">
          <table:table-cell table:style-name="TableCell40">
            <text:p text:style-name="P41">Paweł Marek</text:p>
          </table:table-cell>
          <table:table-cell table:style-name="TableCell42">
            <text:p text:style-name="P43">Frontend, Dokumentacja techniczna</text:p>
          </table:table-cell>
          <table:table-cell table:style-name="TableCell44">
            <text:p text:style-name="P45">25%</text:p>
          </table:table-cell>
        </table:table-row>
        <table:table-row table:style-name="TableRow46">
          <table:table-cell table:style-name="TableCell47">
            <text:p text:style-name="P48">Jakub Szczur</text:p>
          </table:table-cell>
          <table:table-cell table:style-name="TableCell49">
            <text:p text:style-name="P50">Frontend, UX/UI</text:p>
          </table:table-cell>
          <table:table-cell table:style-name="TableCell51">
            <text:p text:style-name="P52">25%</text:p>
          </table:table-cell>
        </table:table-row>
        <table:table-row table:style-name="TableRow53">
          <table:table-cell table:style-name="TableCell54">
            <text:p text:style-name="P55">Daniel Cieślak</text:p>
          </table:table-cell>
          <table:table-cell table:style-name="TableCell56">
            <text:p text:style-name="P57">Backend, Sprawozdanie</text:p>
          </table:table-cell>
          <table:table-cell table:style-name="TableCell58">
            <text:p text:style-name="P59">25%</text:p>
          </table:table-cell>
        </table:table-row>
      </table:table>
      <text:p text:style-name="P60"/>
      <text:h text:style-name="Heading2" text:outline-level="2">2. Zrzuty ekranu aplikacji</text:h>
      <text:p text:style-name="P61">2.1. Makiety aplikacji</text:p>
      <text:p text:style-name="P62">2.2. Widok zaimplementowanych makiet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Heading2" text:outline-level="2">3. Opis użytych<text:s/>technologii oraz frameworków</text:h>
      <text:p text:style-name="P63">3.1. Backend</text:p>
      <text:p text:style-name="P64">3.1.1. Java</text:p>
      <text:p text:style-name="P65">Java to obiektowy język programowania działający na wirtualnej maszynie Java Virtual Machine (JVM). Charakteryzuje się przenośnością kodu, silnym typowaniem i bogatym zestawem bibliotek standardowych. W projekcie<text:s/>wykorzystano Javę w wersji 21, co zapewniło dostęp do nowoczesnych funkcji językowych, takich jak rekordy, pattern matching oraz ulepszona obsługa wielowątkowości.</text:p>
      <text:p text:style-name="P66">Język Java został użyty do implementacji warstwy serwerowej aplikacji, obejmującej logikę biznesową, kontrolery REST, serwisy, repozytoria oraz integrację z bazą danych. Dzięki zastosowaniu Javy uzyskano wysoką niezawodność, możliwość testowania jednostkowego oraz łatwą integrację z frameworkiem Spring Boot, który znacząco ułatwia konfigurację i zarządzanie komponentami aplikacji.</text:p>
      <text:p text:style-name="P67">Java została również wybrana ze względu na szerokie wsparcie społeczności, stabilność działania w środowiskach produkcyjnych oraz zgodność z narzędziami do budowy (Maven) i testowania aplikacji (JUnit, Mockito).</text:p>
      <text:p text:style-name="P68">3.1.2. Spring Boot</text:p>
      <text:p text:style-name="P69">Spring Boot to framework oparty na ekosystemie Spring, który umożliwia szybkie tworzenie aplikacji webowych i mikroserwisów. Jego główną zaletą jest mechanizm auto-konfiguracji, dzięki któremu znacznie ograniczono ilość ręcznych ustawień wymaganych do uruchomienia projektu.</text:p>
      <text:p text:style-name="P70">W projekcie<text:s/>Spring Boot (wersja 3.5.6) stanowi podstawę warstwy backendowej. Aplikacja została oparta na architekturze REST API, która zapewnia komunikację z frontendem React poprzez żądania HTTP. Framework odpowiada m.in. za:</text:p>
      <text:list text:style-name="LFO3" text:continue-numbering="true">
        <text:list-item>
          <text:p text:style-name="P71">integrację z bazą danych PostgreSQL za<text:s/>pośrednictwem Spring Data JPA,</text:p>
        </text:list-item>
        <text:list-item>
          <text:p text:style-name="P72">obsługę bezpieczeństwa z wykorzystaniem JWT (JSON Web Token) oraz ciasteczek HttpOnly,</text:p>
        </text:list-item>
        <text:list-item>
          <text:p text:style-name="P73">konfigurację HTTPS z certyfikatami SSL,</text:p>
        </text:list-item>
        <text:list-item>
          <text:p text:style-name="P74">generowanie dokumentacji API przy użyciu Swagger/OpenAPI,</text:p>
        </text:list-item>
        <text:list-item>
          <text:p text:style-name="P75">logowanie zdarzeń aplikacji i zarządzanie wyjątkami,</text:p>
        </text:list-item>
        <text:list-item>
          <text:p text:style-name="P76">automatyczne testowanie z użyciem bazy H2.</text:p>
        </text:list-item>
      </text:list>
      <text:soft-page-break/>
      <text:p text:style-name="P77">Spring Boot został uruchomiony w kontenerze Docker na porcie 443, z pełną obsługą HTTPS. Dzięki jego modularności możliwe było wprowadzenie jasnego podziału aplikacji na warstwy (kontrolery, serwisy, repozytoria), co zwiększyło czytelność i utrzymywalność kodu.</text:p>
      <text:p text:style-name="P78">3.2. Frontend</text:p>
      <text:p text:style-name="P79">3.2.1. TypeScript</text:p>
      <text:p text:style-name="P80">TypeScript to nadzbiór języka JavaScript opracowany przez Microsoft, który dodaje do niego statyczne typowanie oraz mechanizmy znane z języków obiektowych. Pozwala to na wcześniejsze wykrywanie błędów, lepsze autouzupełnianie kodu<text:s/>i większą stabilność projektu.</text:p>
      <text:p text:style-name="P81">W projekcie<text:s/>TypeScript został zastosowany w warstwie frontendowej do implementacji logiki interfejsu użytkownika oraz komunikacji z backendem. Użycie typów dla komponentów i danych przesyłanych przez REST API zredukowało ryzyko błędów wynikających z niezgodności typów oraz zwiększyło czytelność kodu.</text:p>
      <text:p text:style-name="P82">TypeScript współpracuje w projekcie z Vite, nowoczesnym narzędziem do bundlowania i uruchamiania aplikacji React z funkcją Hot Module Replacement (HMR). Dzięki temu środowisko deweloperskie jest wydajne i pozwala na natychmiastowe podglądy wprowadzanych zmian w kodzie.</text:p>
      <text:p text:style-name="P83">3.2.2. React</text:p>
      <text:p text:style-name="P84">React to biblioteka frontendowa opracowana przez Meta (Facebook), służąca do budowy interfejsów użytkownika w oparciu o komponenty i wirtualny model DOM. W projekcie CineRent użyto wersji React 18, z wykorzystaniem nowoczesnych funkcji, takich jak hooks (useState, useEffect, useContext) oraz context API do zarządzania stanem aplikacji.</text:p>
      <text:p text:style-name="P85">React odpowiada za dynamiczne renderowanie widoków, obsługę formularzy logowania i rejestracji, prezentację katalogu płyt DVD oraz interakcje użytkownika z systemem wypożyczeń. Komunikacja z backendem Spring Boot odbywa się poprzez zapytania HTTP, obsługiwane za pomocą biblioteki axios.</text:p>
      <text:p text:style-name="P86">Wersja deweloperska Reacta uruchamiana jest na porcie 5173 (serwer Vite), natomiast wersja produkcyjna jest budowana i serwowana przez Nginx. Zastosowanie Reacta pozwoliło uzyskać nowoczesny, responsywny interfejs, który reaguje płynnie na działania użytkownika i jest łatwy w dalszym rozwoju.</text:p>
      <text:p text:style-name="P87">3.3. Baza Danych</text:p>
      <text:soft-page-break/>
      <text:p text:style-name="P88">3.3.1. PostgreSQL</text:p>
      <text:p text:style-name="P89">React to biblioteka frontendowa opracowana przez Meta (Facebook), służąca do budowy interfejsów użytkownika w oparciu o komponenty i wirtualny model DOM. W projekcie<text:s/>użyto wersji React 18, z wykorzystaniem nowoczesnych funkcji, takich jak hooks (useState, useEffect, useContext) oraz context API do zarządzania stanem aplikacji.</text:p>
      <text:p text:style-name="P90">React odpowiada za dynamiczne renderowanie widoków, obsługę formularzy logowania i rejestracji, prezentację katalogu płyt DVD oraz interakcje użytkownika z systemem wypożyczeń. Komunikacja z backendem Spring Boot odbywa się poprzez zapytania HTTP, obsługiwane za pomocą biblioteki axios.</text:p>
      <text:p text:style-name="P91">Wersja deweloperska Reacta uruchamiana jest na porcie 5173 (serwer Vite), natomiast wersja produkcyjna jest budowana i serwowana przez Nginx. Zastosowanie Reacta pozwoliło uzyskać nowoczesny, responsywny interfejs, który reaguje płynnie na działania użytkownika i jest łatwy w dalszym rozwoju.</text:p>
      <text:p text:style-name="P92">3.4. Koncept UX/UI</text:p>
      <text:p text:style-name="P93">3.4.1. Figma</text:p>
      <text:p text:style-name="P94">Figma to webowe narzędzie do projektowania interfejsów użytkownika (UI) oraz tworzenia prototypów interakcji (UX). Umożliwia projektowanie w czasie rzeczywistym z poziomu przeglądarki, co wspiera współpracę zespołową i szybką<text:s/>iterację projektu graficznego.</text:p>
      <text:p text:style-name="P95">W projekcie<text:s/>Figma została wykorzystana do zaprojektowania koncepcji interfejsu użytkownika aplikacji webowej. Opracowane makiety obejmowały ekrany logowania, rejestracji, przeglądania katalogu płyt, historii wypożyczeń oraz szczegółów transakcji, z podziałem na administratora i użytkownika.</text:p>
      <text:p text:style-name="P96">Projekt w Figmie określał również paletę kolorów, typografię, rozmieszczenie elementów na stronie oraz zasady nawigacji. Dzięki temu frontend React mógł zostać zbudowany w sposób spójny wizualnie, zgodny z zasadami użyteczności (UX) i nowoczesnym stylem aplikacji webowych.</text:p>
      <text:p text:style-name="P97">Wykorzystanie Figmy przyczyniło się do poprawy czytelności interfejsu, skrócenia czasu implementacji widoków oraz ułatwiło komunikację pomiędzy projektantem a zespołem deweloperskim.</text:p>
      <text:soft-page-break/>
      <text:h text:style-name="Heading2" text:outline-level="2">4. Architektura systemu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Heading2" text:outline-level="2">5.<text:s/>Funkcjonalności systemu</text:h>
      <text:p text:style-name="Textbody"/>
      <text:p text:style-name="Standard"><text:span text:style-name="T98">5.1.<text:s/></text:span><text:span text:style-name="T99">Funkcjonalności użytkownika</text:span></text:p>
      <text:p text:style-name="P100"/>
      <text:list text:style-name="LFO4" text:continue-numbering="true">
        <text:list-item>
          <text:p text:style-name="P101"><text:span text:style-name="T102">Rejestracja konta<text:s/></text:span>– Utworzenie konta z danymi: nickname, password, age, preferredGenresIdentifiers. Walidacja wieku, unikalność nickname, hasło haszowane (Bcrypt).<text:s/><text:span text:style-name="T103">Endpoint</text:span>: POST /api/v1/auth/register</text:p>
        </text:list-item>
        <text:list-item>
          <text:p text:style-name="P104"><text:span text:style-name="T105">Logowanie do systemu<text:s/></text:span>– Logowanie z użyciem JWT (access token 15 min, refresh token 7 dni, HttpOnly cookies).<text:s/><text:span text:style-name="T106">Backend rozpoznaje rolę (USER / ADMIN).<text:s/></text:span><text:span text:style-name="T107">Endpoint</text:span><text:span text:style-name="T108">: POST /api/v1/auth/login</text:span></text:p>
        </text:list-item>
        <text:list-item>
          <text:p text:style-name="P109"><text:span text:style-name="T110">Odświeżanie tokenu / Wylogowanie<text:s/></text:span>- Odświeżanie tokenu oraz bezpieczne<text:s/>wylogowanie (unieważnienie refresh tokena i usunięcie cookie).<text:s/><text:span text:style-name="T111">Endpointy</text:span><text:span text:style-name="T112">: POST /api/v1/auth/refresh, POST /api/v1/auth/logout</text:span></text:p>
        </text:list-item>
        <text:list-item>
          <text:p text:style-name="P113"><text:span text:style-name="T114">Przegląd kolekcji płyt DVD<text:s/></text:span>– Dostęp do listy filmów z informacją o dostępności, możliwością filtrowania (tytuł, opis, gatunek).<text:s/><text:span text:style-name="T115">E</text:span><text:span text:style-name="T116">ndpoint</text:span>: GET /api/v1/dvd</text:p>
        </text:list-item>
        <text:list-item>
          <text:p text:style-name="P117"><text:span text:style-name="T118">Szczegóły płyty DVD -<text:s/></text:span>Pełne metadane płyty: tytuł, gatunki, opis, reżyser, rok wydania, czas trwania, liczba kopii, cena za dzień, URL plakatu, data dodania.<text:s/><text:span text:style-name="T119">Endpoint</text:span>: GET /api/v1/dvd/{id}</text:p>
        </text:list-item>
        <text:list-item>
          <text:p text:style-name="P120"><text:span text:style-name="T121">Żądanie rezerwacji płyty<text:s/></text:span>– Użytkownik składa rezerwację podając zakres dat i liczbę kopii. Rezerwacja trafia do statusu PENDING i wymaga akceptacji admina. System wykrywa konflikty i sprawdza dostępność.<text:s/><text:span text:style-name="T122">Endpoint</text:span>: POST /api/v1/reservations/new</text:p>
        </text:list-item>
        <text:list-item>
          <text:p text:style-name="P123"><text:span text:style-name="T124">Żądanie zwrotu wypożyczonej płyty<text:s/></text:span>– zgłoszenie chęci zwrotu wypożyczonego tytułu.</text:p>
        </text:list-item>
        <text:list-item>
          <text:p text:style-name="P125"><text:span text:style-name="T126">Podgląd aktywnych rezerwacji i wypożyczeń<text:s/></text:span>- Użytkownik przegląda swoje rezerwacje i aktywne wypożyczenia; filtracja po statusach.<text:s/><text:span text:style-name="T127">Endpointy</text:span><text:span text:style-name="T128">: GET /api/v1/reservations (osobiste), GET /api/v1/rentals (osobiste)</text:span></text:p>
        </text:list-item>
        <text:list-item>
          <text:p text:style-name="P129"><text:span text:style-name="T130">Anulowanie rezerwac</text:span><text:span text:style-name="T131">ji<text:s/></text:span>- Użytkownik może anulować rezerwację w statusie PENDING. System zwalnia zarezerwowane kopie.<text:s/><text:span text:style-name="T132">Endpoint</text:span>: POST /api/v1/reservations/{id}/cancel</text:p>
        </text:list-item>
        <text:list-item>
          <text:p text:style-name="P133"><text:span text:style-name="T134">Żądanie zwrotu wypożyczonej płyty<text:s/></text:span>- Użytkownik zgłasza chęć zwrotu aktywnego wypożyczenia; status zmienia się<text:s/>na RETURN_REQUESTED.<text:s/><text:span text:style-name="T135">Endpoint</text:span>: POST /api/v1/rentals/{id}/return-request</text:p>
        </text:list-item>
        <text:list-item>
          <text:p text:style-name="P136"><text:span text:style-name="T137">Historia wypożyczeń<text:s/></text:span>- Lista wypożyczeń (z datami, kosztami, tytułami, returnDate). Możliwe filtrowanie (wszystkie – null, historyczne – HISTORICAL).<text:s/><text:span text:style-name="T138">Endpoint</text:span>: GET /api/v1/rentals?filter=HISTORICAL</text:p>
        </text:list-item>
        <text:list-item>
          <text:p text:style-name="P139">Historia rachunków / dokumentów PDF - Użytkownik ma dostęp do listy swoich dokumentów finansowych (rachunki/faktury/receipts) z linkiem do pobrania PDF.<text:s/><text:span text:style-name="T140">Endpoint</text:span>: GET /api/v1/transactions</text:p>
        </text:list-item>
        <text:list-item>
          <text:p text:style-name="P141"><text:span text:style-name="T142">Rekomendacje filmowe<text:s/></text:span>- Personalizowane rekomendacje oparte o historię wypożyczeń, preferowane gatunki, wiek i popularność; rekomendacje zawierają powód (reason).<text:s/><text:span text:style-name="T143">Endpoint</text:span>: GET /api/v1/user/recommendations</text:p>
        </text:list-item>
        <text:list-item>
          <text:p text:style-name="P144"><text:span text:style-name="T145">Profil użytkownika (edycja)<text:s/></text:span>- Możliwość edycji nickname, age, preferredGenresIdentifiers, password. Walidacja: co najmniej jedno pole wymagane w PATCH.<text:s/><text:span text:style-name="T146">Endpointy</text:span>: GET /api/v1/user, PATCH /api/v1/user/edit</text:p>
        </text:list-item>
      </text:list>
      <text:p text:style-name="Textbody"/>
      <text:p text:style-name="Standard"><text:span text:style-name="T147">5.2.<text:s/></text:span><text:span text:style-name="T148">Funkcjonalności administratora</text:span></text:p>
      <text:p text:style-name="P149"/>
      <text:list text:style-name="LFO5" text:continue-numbering="true">
        <text:list-item>
          <text:p text:style-name="P150"><text:span text:style-name="T151">Logowanie do panelu administracyjnego</text:span><text:s/>– Wspólny panel logowania; admin uzyskuje dodatkowe uprawnienia<text:s/>przypisane w tokenie.</text:p>
        </text:list-item>
        <text:list-item>
          <text:p text:style-name="P152"><text:span text:style-name="T153">Zarządzanie rezerwacjami<text:s/></text:span>– Przegląd wszystkich rezerwacji (system-wide), filtrowanie, akceptacja/odrzucenie. Akceptacja powoduje utworzenie wypożyczenia, zmniejszenie dostępnych kopii i powiadomienie użytkownika.<text:s/><text:span text:style-name="T154">Endpointy</text:span><text:span text:style-name="T155">: GET<text:s/></text:span><text:span text:style-name="T156">/api/v1/reservations/all, POST /api/v1/reservations/{id}/accept, POST /api/v1/reservations/{id}/decline</text:span></text:p>
        </text:list-item>
        <text:list-item>
          <text:p text:style-name="P157"><text:span text:style-name="T158">Zarządzanie zwrotami<text:s/></text:span>– Przegląd żądań zwrotów, akceptacja (obliczenie ewentualnych kar, wygenerowanie dokumentu) lub odrzucenie.<text:s/><text:span text:style-name="T159">Akceptacja kończy wypoż</text:span><text:span text:style-name="T160">yczenie i zwiększa dostępne kopie.<text:s/></text:span><text:span text:style-name="T161">Endpointy</text:span><text:span text:style-name="T162">: GET /api/v1/rentals/return-requests, POST /api/v1/rentals/{id}/return-accept, POST /api/v1/rentals/{id}/return-decline</text:span></text:p>
        </text:list-item>
        <text:list-item>
          <text:p text:style-name="P163"><text:span text:style-name="T164">Generowanie rachunków / dokumentów PDF<text:s/></text:span>- Tworzenie dokumentów zgodnych z polskimi standardami (iText5), strategia pozwalająca na różne formaty (invoice/receipt).<text:s/><text:span text:style-name="T165">Automatyczne naliczanie opłat i kar.<text:s/></text:span><text:span text:style-name="T166">Endpointy</text:span><text:span text:style-name="T167">: GET /api/v1/transactions/all, POST /api/v1/transactions/bill/{id}</text:span></text:p>
        </text:list-item>
        <text:list-item>
          <text:p text:style-name="P168"><text:span text:style-name="T169">Dodawanie / edycja / usuwanie DVD<text:s/></text:span>- Pełne CRUD dla obiektów DVD (admin). Walidacja danych (gatunki istnieją, wartości dodatnie).<text:s/><text:span text:style-name="T170">Endpointy</text:span>: POST /api/v1/dvd/create, PATCH /api/v1/dvd/{id}/edit, DELETE /api/v1/dvd/{id}</text:p>
        </text:list-item>
        <text:list-item>
          <text:p text:style-name="P171"><text:span text:style-name="T172">Zarządzanie gatunkami filmowymi<text:s/></text:span>- Dodawanie i usuwanie gatunków z walidacją unikalności; przy usuwaniu kontroli zależności (niemozliwe usunięcie gdy przypisane DVD).<text:s/><text:span text:style-name="T173">Endpointy</text:span><text:span text:style-name="T174">: POST /api/v1/genres/create, DELETE /api/v1/genres/{id}/delete</text:span></text:p>
        </text:list-item>
        <text:list-item>
          <text:p text:style-name="P175"><text:span text:style-name="T176">Historia rachunków (system-wide)<text:s/></text:span>- Pełny wgląd w wszystkie dokumenty i transakcje.<text:s/><text:span text:style-name="T177">Endpoint</text:span>: GET /api/v1/transactions/all</text:p>
        </text:list-item>
      </text:list>
      <text:p text:style-name="Textbody"/>
      <text:h text:style-name="Heading2" text:outline-level="2">6.<text:s/>Wnioski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Arial Narrow" svg:font-family="Arial Narrow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TimesNewRoman" svg:font-family="TimesNewRoman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Arial Narrow"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 fo:margin-top="0.0972in"/>
      <style:text-properties style:font-name="Arial Narrow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 fo:line-height="150%"/>
      <style:text-properties style:font-name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odyText" style:display-name="Body Text" style:family="paragraph" style:parent-style-name="Normal">
      <style:paragraph-properties fo:text-align="center" style:vertical-align="auto"/>
      <style:text-properties style:font-name="TimesNewRoman" style:font-name-asian="Times New Roman" style:font-name-complex="Times New Roman" style:letter-kerning="false" fo:font-size="24.5pt" style:font-size-asian="24.5pt" style:language-asian="pl" style:country-asian="PL" style:language-complex="ar" style:country-complex="SA" fo:hyphenate="true"/>
    </style:style>
    <style:style style:name="BodyTextChar" style:display-name="Body Text Char" style:family="text" style:parent-style-name="DefaultParagraphFont">
      <style:text-properties style:font-name="TimesNewRoman" style:font-name-asian="Times New Roman" style:font-name-complex="Times New Roman" style:letter-kerning="false" fo:font-size="24.5pt" style:font-size-asian="24.5pt" style:language-asian="pl" style:country-asian="PL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/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/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/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/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/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/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/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/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/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</meta:initial-creator>
    <dc:creator>PC</dc:creator>
    <meta:creation-date>2025-04-05T19:31:00Z</meta:creation-date>
    <dc:date>2025-10-16T17:55:00Z</dc:date>
    <meta:print-date>2025-04-06T15:32:00Z</meta:print-date>
    <meta:template xlink:href="Normal" xlink:type="simple"/>
    <meta:editing-cycles>14</meta:editing-cycles>
    <meta:editing-duration>PT83220S</meta:editing-duration>
    <meta:document-statistic meta:page-count="9" meta:paragraph-count="21" meta:word-count="1573" meta:character-count="10991" meta:row-count="78" meta:non-whitespace-character-count="9439"/>
  </office:meta>
</office:document-meta>
</file>